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041cm" style:rel-column-width="7038*"/>
    </style:style>
    <style:style style:name="Tableau1.B" style:family="table-column">
      <style:table-column-properties style:column-width="16.96cm" style:rel-column-width="5849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style:font-size-asian="9pt" style:font-size-complex="9pt"/>
    </style:style>
    <style:style style:name="P2" style:family="paragraph" style:parent-style-name="Text_20_body">
      <style:paragraph-properties fo:text-align="center" style:justify-single-word="false"/>
      <style:text-properties fo:color="#004586" style:font-name="Verdana"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Standard">
      <style:text-properties style:font-name="Verdana" fo:font-size="9pt" style:font-size-asian="9pt" style:font-size-complex="9pt"/>
    </style:style>
    <style:style style:name="P5" style:family="paragraph" style:parent-style-name="Standard">
      <style:paragraph-properties fo:padding="0.049cm" fo:border="none" style:shadow="none"/>
      <style:text-properties fo:color="#004586" style:font-name="Verdana" fo:font-size="9pt" style:font-size-asian="9pt" style:font-size-complex="9pt"/>
    </style:style>
    <style:style style:name="P6" style:family="paragraph" style:parent-style-name="Standard">
      <style:paragraph-properties fo:padding="0.049cm" fo:border="none" style:shadow="none"/>
      <style:text-properties fo:color="#004586" style:font-name="Verdana" fo:font-size="9pt" fo:font-weight="bold" style:font-size-asian="9pt" style:font-weight-asian="bold" style:font-size-complex="9pt" style:font-weight-complex="bold"/>
    </style:style>
    <style:style style:name="P7" style:family="paragraph" style:parent-style-name="Standard" style:list-style-name="L1">
      <style:paragraph-properties fo:padding="0.049cm" fo:border="none" style:shadow="none"/>
      <style:text-properties fo:color="#004586" style:font-name="Verdana" fo:font-size="9pt" officeooo:rsid="0013bf5d" officeooo:paragraph-rsid="0013bf5d" style:font-size-asian="9pt" style:font-size-complex="9pt"/>
    </style:style>
    <style:style style:name="P8" style:family="paragraph" style:parent-style-name="Standard" style:list-style-name="L1">
      <style:paragraph-properties fo:padding="0.049cm" fo:border="none" style:shadow="none"/>
      <style:text-properties fo:color="#004586" style:font-name="Verdana" fo:font-size="9pt" style:text-underline-style="solid" style:text-underline-type="double" style:text-underline-width="auto" style:text-underline-color="font-color" officeooo:paragraph-rsid="0013bf5d" style:font-size-asian="9pt" style:font-size-complex="9pt"/>
    </style:style>
    <style:style style:name="T1" style:family="text">
      <style:text-properties officeooo:rsid="00110028"/>
    </style:style>
    <style:style style:name="T2" style:family="text">
      <style:text-properties officeooo:rsid="001389c3"/>
    </style:style>
    <style:style style:name="T3" style:family="text">
      <style:text-properties officeooo:rsid="00164381"/>
    </style:style>
    <style:style style:name="T4" style:family="text">
      <style:text-properties officeooo:rsid="001a6d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PROJET EQUIDA</text:p>
          </table:table-cell>
          <table:covered-table-cell/>
        </table:table-row>
        <table:table-row>
          <table:table-cell table:style-name="Tableau1.A2" office:value-type="string">
            <text:p text:style-name="P1">A3</text:p>
          </table:table-cell>
          <table:table-cell table:style-name="Tableau1.B2" office:value-type="string">
            <text:p text:style-name="P1">Diagramme de classes</text:p>
          </table:table-cell>
        </table:table-row>
      </table:table>
      <text:p text:style-name="P4"/>
      <text:p text:style-name="P3"/>
      <text:p text:style-name="Standard"/>
      <text:p text:style-name="P6">Travail à faire : </text:p>
      <text:p text:style-name="P6"/>
      <text:p text:style-name="P5">- <text:span text:style-name="T1">A partir du diagramme de classes initial, réaliser le diagramme de classes complet de l’application.</text:span></text:p>
      <text:p text:style-name="P5"/>
      <text:p text:style-name="P5">- <text:span text:style-name="T2">Sur le schéma, identifier par des couleurs différentes les grands domaines fonctionnels de l’application :</text:span></text:p>
      <text:list xml:id="list1809841729" text:style-name="L1">
        <text:list-item>
          <text:p text:style-name="P7">gestion du planning (avec envoi courriel aux acheteurs potentiels)</text:p>
        </text:list-item>
        <text:list-item>
          <text:p text:style-name="P7">gestion des informations cheval</text:p>
        </text:list-item>
        <text:list-item>
          <text:p text:style-name="P7">gestion des ventes aux enchères</text:p>
          <text:p text:style-name="P8"/>
        </text:list-item>
      </text:list>
      <text:p text:style-name="P5">- <text:span text:style-name="T3">Ajouter le schéma au</text:span> document de spécifications fonctionnelle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 A</meta:initial-creator>
    <meta:creation-date>2017-06-13T11:19:12.34</meta:creation-date>
    <dc:date>2018-09-03T22:37:24.032000000</dc:date>
    <meta:editing-duration>PT1H22M32S</meta:editing-duration>
    <meta:editing-cycles>14</meta:editing-cycles>
    <meta:generator>LibreOffice/6.0.3.2$Windows_X86_64 LibreOffice_project/8f48d515416608e3a835360314dac7e47fd0b821</meta:generator>
    <meta:document-statistic meta:table-count="1" meta:image-count="0" meta:object-count="0" meta:page-count="1" meta:paragraph-count="11" meta:word-count="73" meta:character-count="459" meta:non-whitespace-character-count="399"/>
  </office:meta>
</office:document-meta>
</file>